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bottom" draw:auto-grow-height="false" fo:min-height="12.356cm" fo:min-width="16.424cm"/>
    </style:style>
    <style:style style:name="gr2" style:family="graphic" style:parent-style-name="standard">
      <style:graphic-properties draw:fill-color="#ffcc00" draw:textarea-horizontal-align="justify" draw:textarea-vertical-align="bottom" draw:auto-grow-height="false" fo:min-height="2.272cm" fo:min-width="14.722cm"/>
    </style:style>
    <style:style style:name="gr3" style:family="graphic" style:parent-style-name="standard">
      <style:graphic-properties draw:fill-color="#ffcc00" draw:textarea-horizontal-align="justify" draw:textarea-vertical-align="bottom" draw:auto-grow-height="false" fo:min-height="6.398cm" fo:min-width="14.276cm"/>
    </style:style>
    <style:style style:name="gr4" style:family="graphic" style:parent-style-name="standard">
      <style:graphic-properties draw:fill-color="#99ff66" draw:textarea-horizontal-align="justify" draw:textarea-vertical-align="bottom" draw:auto-grow-height="false" fo:min-height="2.272cm" fo:min-width="4.562cm"/>
    </style:style>
    <style:style style:name="gr5" style:family="graphic" style:parent-style-name="standard">
      <style:graphic-properties draw:fill-color="#99ff66" draw:textarea-horizontal-align="justify" draw:textarea-vertical-align="bottom" draw:auto-grow-height="false" fo:min-height="0.897cm" fo:min-width="4.71cm"/>
    </style:style>
    <style:style style:name="gr6" style:family="graphic" style:parent-style-name="standard">
      <style:graphic-properties draw:fill-color="#ffff99" draw:textarea-horizontal-align="justify" draw:textarea-vertical-align="bottom" draw:auto-grow-height="false" fo:min-height="0.694cm" fo:min-width="3.38cm"/>
    </style:style>
    <style:style style:name="gr7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="Arrow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="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cc00"/>
      <style:paragraph-properties fo:text-align="end"/>
    </style:style>
    <style:style style:name="P3" style:family="paragraph">
      <loext:graphic-properties draw:fill-color="#99ff66"/>
      <style:paragraph-properties fo:text-align="end"/>
    </style:style>
    <style:style style:name="P4" style:family="paragraph">
      <loext:graphic-properties draw:fill-color="#ffff99"/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288cm" svg:height="13.97cm" svg:x="6.858cm" svg:y="4.318cm">
          <text:p text:style-name="P1">SC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494cm" svg:height="2.794cm" svg:x="8.202cm" svg:y="5.282cm">
          <text:p text:style-name="P1">host system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5.494cm" svg:height="7.366cm" svg:x="8.203cm" svg:y="9.144cm">
          <text:p text:style-name="P1">FPG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34cm" svg:height="2.794cm" svg:x="16.518cm" svg:y="11.43cm">
          <text:p text:style-name="P1">lm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334cm" svg:height="1.271cm" svg:x="10.019cm" svg:y="11.454cm">
          <text:p text:style-name="P1">E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334cm" svg:height="1.271cm" svg:x="10.02cm" svg:y="13.054cm">
          <text:p text:style-name="P1">MIL-Mac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82cm" svg:height="1.046cm" svg:x="17.272cm" svg:y="11.654cm">
          <text:p text:style-name="P1">firm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82cm" svg:height="1.046cm" svg:x="17.273cm" svg:y="6.055cm">
          <text:p text:style-name="P1">soft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5" draw:layer="layout" svg:x1="19.304cm" svg:y1="7.101cm" svg:x2="19.304cm" svg:y2="11.654cm">
          <text:p text:style-name="P5"><text:span text:style-name="T1">EB via DP RAM</text:span></text:p>
          <text:p text:style-name="P5"/>
        </draw:line>
        <draw:line draw:style-name="gr7" draw:text-style-name="P5" draw:layer="layout" svg:x1="15.353cm" svg:y1="12.192cm" svg:x2="17.272cm" svg:y2="12.192cm">
          <text:p text:style-name="P5"><text:span text:style-name="T1">WB</text:span></text:p>
          <text:p text:style-name="P5"/>
        </draw:line>
        <draw:line draw:style-name="gr7" draw:text-style-name="P5" draw:layer="layout" svg:x1="15.354cm" svg:y1="13.716cm" svg:x2="17.272cm" svg:y2="12.446cm">
          <text:p text:style-name="P5"><text:span text:style-name="T1">WB</text:span></text:p>
          <text:p text:style-name="P5"/>
        </draw:line>
        <draw:line draw:style-name="gr8" draw:text-style-name="P5" draw:layer="layout" svg:x1="0.508cm" svg:y1="6.604cm" svg:x2="17.272cm" svg:y2="6.604cm">
          <text:p text:style-name="P5"><text:span text:style-name="T1">ACC Network (Diagnostic Logging) <text:s text:c="71"/></text:span></text:p>
          <text:p text:style-name="P5"><text:span text:style-name="T1"/></text:p>
        </draw:line>
        <draw:line draw:style-name="gr9" draw:text-style-name="P5" draw:layer="layout" svg:x1="0.508cm" svg:y1="12.192cm" svg:x2="10.019cm" svg:y2="12.192cm">
          <text:p text:style-name="P5"><text:span text:style-name="T1">CMDs from DM via Timing Network <text:s text:c="9"/></text:span></text:p>
          <text:p text:style-name="P5"/>
        </draw:line>
        <draw:line draw:style-name="gr8" draw:text-style-name="P5" draw:layer="layout" svg:x1="0.508cm" svg:y1="13.305cm" svg:x2="10.02cm" svg:y2="13.305cm">
          <text:p text:style-name="P5"><text:span text:style-name="T1">Devicebus to UNIPZ (Bit I/O) <text:s text:c="20"/></text:span></text:p>
          <text:p text:style-name="P5"/>
        </draw:line>
        <draw:line draw:style-name="gr9" draw:text-style-name="P5" draw:layer="layout" svg:x1="0.483cm" svg:y1="14.119cm" svg:x2="9.995cm" svg:y2="14.119cm">
          <text:p text:style-name="P5"><text:span text:style-name="T1">MIL Event “UNI_READY” from UNIPZ <text:s text:c="5"/></text:span></text:p>
          <text:p text:style-name="P5"/>
        </draw:line>
        <draw:custom-shape draw:style-name="gr5" draw:text-style-name="P3" draw:layer="layout" svg:width="5.334cm" svg:height="1.271cm" svg:x="10.021cm" svg:y="9.854cm">
          <text:p text:style-name="P1">EB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5" draw:layer="layout" svg:x1="15.355cm" svg:y1="10.414cm" svg:x2="17.272cm" svg:y2="11.938cm">
          <text:p text:style-name="P5"><text:span text:style-name="T1">WB</text:span></text:p>
          <text:p text:style-name="P5"/>
        </draw:line>
        <draw:line draw:style-name="gr8" draw:text-style-name="P5" draw:layer="layout" svg:x1="0.503cm" svg:y1="10.543cm" svg:x2="10.014cm" svg:y2="10.543cm">
          <text:p text:style-name="P5"><text:span text:style-name="T1">replies to DM via Timing Network <text:s text:c="12"/></text:span></text:p>
          <text:p text:style-name="P5"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rich Beck</meta:initial-creator>
    <meta:creation-date>2017-05-23T17:50:29.609241530</meta:creation-date>
    <dc:date>2017-05-23T18:10:44.958537576</dc:date>
    <dc:creator>Dietrich Beck</dc:creator>
    <meta:editing-duration>PT4M55S</meta:editing-duration>
    <meta:editing-cycles>1</meta:editing-cycles>
    <meta:document-statistic meta:object-count="41"/>
    <meta:generator>LibreOffice/5.0.3.2$Linux_X86_64 LibreOffice_project/00m0$Build-2</meta:generator>
  </office:meta>
</office:document-meta>
</file>